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language="ro" fo:country="RO"/>
    </style:style>
    <style:style style:name="P4" style:family="paragraph" style:parent-style-name="Standard">
      <style:paragraph-properties fo:margin-left="-0.0102in" fo:margin-right="0in" fo:text-align="justify" style:justify-single-word="false" fo:text-indent="0in" style:auto-text-indent="false"/>
    </style:style>
    <style:style style:name="P5" style:family="paragraph" style:parent-style-name="Text_20_body">
      <style:paragraph-properties fo:text-align="justify" style:justify-single-word="false"/>
    </style:style>
    <style:style style:name="P6" style:family="paragraph" style:parent-style-name="Text_20_body">
      <style:paragraph-properties style:line-height-at-least="0.198in" fo:orphans="2" fo:widows="2"/>
    </style:style>
    <style:style style:name="P7" style:family="paragraph" style:parent-style-name="Standard" style:master-page-name="Standard">
      <style:paragraph-properties fo:text-align="center" style:justify-single-word="false" style:page-number="auto"/>
    </style:style>
    <style:style style:name="P8" style:family="paragraph" style:parent-style-name="Standard">
      <style:paragraph-properties fo:text-align="justify" style:justify-single-word="false"/>
    </style:style>
    <style:style style:name="T1" style:family="text">
      <style:text-properties fo:font-size="20pt" style:font-size-asian="20pt"/>
    </style:style>
    <style:style style:name="T2" style:family="text">
      <style:text-properties fo:font-size="20pt" fo:language="ro" fo:country="RO" style:font-size-asian="20pt"/>
    </style:style>
    <style:style style:name="T3" style:family="text">
      <style:text-properties style:font-name="Times New Roman"/>
    </style:style>
    <style:style style:name="T4" style:family="text">
      <style:text-properties style:font-name="Times New Roman" fo:font-size="20pt" style:font-size-asian="20pt"/>
    </style:style>
    <style:style style:name="T5" style:family="text">
      <style:text-properties style:font-name="Times New Roman" fo:font-size="20pt" fo:language="ro" fo:country="RO" style:font-size-asian="20pt"/>
    </style:style>
    <style:style style:name="T6" style:family="text">
      <style:text-properties style:font-name="Times New Roman" fo:language="ro" fo:country="RO"/>
    </style:style>
    <style:style style:name="T7" style:family="text">
      <style:text-properties fo:language="ro" fo:country="RO"/>
    </style:style>
    <style:style style:name="T8" style:family="text">
      <style:text-properties fo:font-variant="normal" fo:text-transform="none" fo:color="#000000" fo:font-size="12pt" fo:letter-spacing="normal" fo:font-style="normal" fo:font-weight="normal" style:font-size-asian="12pt" style:font-style-asian="normal" style:font-weight-asian="normal"/>
    </style:style>
    <style:style style:name="T9" style:family="text">
      <style:text-properties fo:font-variant="normal" fo:text-transform="none" fo:color="#000000" fo:font-size="12pt" fo:letter-spacing="normal" fo:language="ro" fo:country="RO" fo:font-style="normal" fo:font-weight="normal" style:font-size-asian="12pt" style:font-style-asian="normal" style:font-weight-asian="normal"/>
    </style:style>
    <style:style style:name="T10" style:family="text">
      <style:text-properties fo:font-variant="normal" fo:text-transform="none" fo:color="#000000" style:font-name="Times New Roman" fo:font-size="12pt" fo:letter-spacing="normal" fo:language="ro" fo:country="RO" fo:font-style="normal" fo:font-weight="normal" style:font-size-asian="12pt" style:font-style-asian="normal" style:font-weight-asian="normal"/>
    </style:style>
    <style:style style:name="T11" style:family="text">
      <style:text-properties fo:font-variant="normal" fo:text-transform="none" fo:color="#000000" style:font-name="Times New Roman" fo:font-size="12pt" fo:letter-spacing="normal" fo:font-style="normal" fo:font-weight="normal" style:font-size-asian="12pt"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latform</text:span><text:span text:style-name="T4">ă</text:span><text:span text:style-name="T1"> distribui</text:span><text:span text:style-name="T2">t</text:span><text:span text:style-name="T5">ă</text:span><text:span text:style-name="T1"> pentru achizi</text:span><text:span text:style-name="T4">ț</text:span><text:span text:style-name="T1">ia de date</text:span></text:p>
      <text:p text:style-name="P2"/>
      <text:p text:style-name="P2"><text:span text:style-name="T7"><text:tab/>În lucrarea de fa</text:span><text:span text:style-name="T6">ță</text:span><text:span text:style-name="T7"> mi-am propus s</text:span><text:span text:style-name="T6">ă</text:span><text:span text:style-name="T7"> investighez corpul uman pentru a afla cum anumite func</text:span><text:span text:style-name="T6">ț</text:span><text:span text:style-name="T7">ii ale lui î</text:span><text:span text:style-name="T6">ș</text:span><text:span text:style-name="T7">i desf</text:span><text:span text:style-name="T6">ăș</text:span><text:span text:style-name="T7">oar</text:span><text:span text:style-name="T6">ă</text:span><text:span text:style-name="T7"> activitatea </text:span><text:span text:style-name="T6">ș</text:span><text:span text:style-name="T7">i dac</text:span><text:span text:style-name="T6">ă</text:span><text:span text:style-name="T7"> acestea func</text:span><text:span text:style-name="T6">ț</text:span><text:span text:style-name="T7">ioneaz</text:span><text:span text:style-name="T6">ă</text:span><text:span text:style-name="T7"> în parametrii corec</text:span><text:span text:style-name="T6">ț</text:span><text:span text:style-name="T7">i, dar </text:span><text:span text:style-name="T6">ș</text:span><text:span text:style-name="T7">i s</text:span><text:span text:style-name="T6">ă</text:span><text:span text:style-name="T7"> aflu anumite date despre unde se afl</text:span><text:span text:style-name="T6">ă</text:span><text:span text:style-name="T7"> din punct de vedere geogarfic, în ce perioad</text:span><text:span text:style-name="T6">ă</text:span><text:span text:style-name="T7"> a unei zile(zi sau noapte) este, ce activit</text:span><text:span text:style-name="T6">ăț</text:span><text:span text:style-name="T7">i desf</text:span><text:span text:style-name="T6">ăș</text:span><text:span text:style-name="T7">oar</text:span><text:span text:style-name="T6">ă</text:span><text:span text:style-name="T7"> un subiect </text:span><text:span text:style-name="T6">ș</text:span><text:span text:style-name="T7">i ce temperatur</text:span><text:span text:style-name="T6">ă</text:span><text:span text:style-name="T7"> are locul unde se afl</text:span><text:span text:style-name="T6">ă</text:span><text:span text:style-name="T7"> (înc</text:span><text:span text:style-name="T6">ă</text:span><text:span text:style-name="T7">pere sau afar</text:span><text:span text:style-name="T6">ă</text:span><text:span text:style-name="T7">).</text:span></text:p>
      <text:p text:style-name="P2"><text:span text:style-name="T7">Func</text:span><text:span text:style-name="T6">ț</text:span><text:span text:style-name="T7">iile corpuli care vor fi investigate sunt:</text:span></text:p>
      <text:p text:style-name="P2"><text:span text:style-name="T7"><text:s/>- temperatur</text:span><text:span text:style-name="T6">ă</text:span><text:span text:style-name="T7">, tensiune, puls (b</text:span><text:span text:style-name="T6">ă</text:span><text:span text:style-name="T7">t</text:span><text:span text:style-name="T6">ă</text:span><text:span text:style-name="T7">i ale inimii), respira</text:span><text:span text:style-name="T6">ț</text:span><text:span text:style-name="T7">ie.</text:span></text:p>
      <text:p text:style-name="P2"><text:span text:style-name="T7">Localizarea din punct de vedre geografic a unei persoane se va face cu ajutorul tehnologiei GPS, alfarea temperaturii (natur</text:span><text:span text:style-name="T6">ă</text:span><text:span text:style-name="T7"> </text:span><text:span text:style-name="T6">ș</text:span><text:span text:style-name="T7">i corp), tensiunii, pulsului, respira</text:span><text:span text:style-name="T6">ț</text:span><text:span text:style-name="T7">iei, perioadei a zilei </text:span><text:span text:style-name="T6">ș</text:span><text:span text:style-name="T7">i ce activitat</text:span><text:span text:style-name="T6">ăț</text:span><text:span text:style-name="T7">i desf</text:span><text:span text:style-name="T6">ăș</text:span><text:span text:style-name="T7">oar</text:span><text:span text:style-name="T6">ă</text:span><text:span text:style-name="T7"> un subiect se va face cu ajutorul senzorilor.</text:span></text:p>
      <text:p text:style-name="P2"><text:span text:style-name="T7">GPS (</text:span><text:bookmark text:name="firstHeading"/><text:span text:style-name="T8">Global Positioning System</text:span><text:span text:style-name="T7">) este un sistem de pozi</text:span><text:span text:style-name="T6">ț</text:span><text:span text:style-name="T7">ionare global</text:span><text:span text:style-name="T6">ă</text:span><text:span text:style-name="T7"> bazat pe satelți </text:span><text:span text:style-name="T7">artificiali </text:span><text:span text:style-name="T6">ș</text:span><text:span text:style-name="T7">i pe undele radio.</text:span></text:p>
      <text:p text:style-name="P5"><text:span text:style-name="T9">Senzorul este un dispozitiv tehnic care reac</text:span><text:span text:style-name="T10">ț</text:span><text:span text:style-name="T9">ioneaz</text:span><text:span text:style-name="T10">ă</text:span><text:span text:style-name="T9"> la anumite propriet</text:span><text:span text:style-name="T10">ăț</text:span><text:span text:style-name="T9">i fizice sau chimice ale mediului din preajma lui. Ca parte component</text:span><text:span text:style-name="T10">ă</text:span><text:span text:style-name="T9"> a unui aparat sau sistem poate m</text:span><text:span text:style-name="T10">ă</text:span><text:span text:style-name="T9">sura/înregistra de exemplu presiunea, umiditatea, câmpul magnetic, accelera</text:span><text:span text:style-name="T10">ț</text:span><text:span text:style-name="T9">ia, for</text:span><text:span text:style-name="T10">ț</text:span><text:span text:style-name="T9">a, intensitatea sonor</text:span><text:span text:style-name="T10">ă</text:span><text:span text:style-name="T9">, radia</text:span><text:span text:style-name="T10">ț</text:span><text:span text:style-name="T9">ii, temperatura, tensiune etc.</text:span></text:p>
      <text:p text:style-name="P6"><text:span text:style-name="T8">Exista mai multe clasific</text:span><text:span text:style-name="T11">ă</text:span><text:span text:style-name="T8">ri, una dintre ele se refer</text:span><text:span text:style-name="T11">ă</text:span><text:span text:style-name="T8"> la senzori de tip:</text:span></text:p>
      <text:p text:style-name="P6"><text:span text:style-name="T8">1. Activ: consumator de energie, de exemplu radar (m</text:span><text:span text:style-name="T11">ă</text:span><text:span text:style-name="T8">surarea distan</text:span><text:span text:style-name="T11">ț</text:span><text:span text:style-name="T8">elor prin emitere de radiatii electromagnetice)</text:span></text:p>
      <text:p text:style-name="P6"><text:span text:style-name="T8">2. Pasiv: de exemplu fotorezisten</text:span><text:span text:style-name="T11">ț</text:span><text:span text:style-name="T8">a cu care se poate m</text:span><text:span text:style-name="T11">ă</text:span><text:span text:style-name="T8">sura intensitatea luminii incidente.</text:span></text:p>
      <text:p text:style-name="P2"><text:span text:style-name="T7">Pentru a putea recep</text:span><text:span text:style-name="T6">ț</text:span><text:span text:style-name="T7">iona date </text:span><text:span text:style-name="T6">ș</text:span><text:span text:style-name="T7">i pentru a le stoca </text:span><text:span text:style-name="T6">ș</text:span><text:span text:style-name="T7">i interpreta avem nevoie de:</text:span></text:p>
      <text:p text:style-name="P3">1. Hardware</text:p>
      <text:p text:style-name="P3"><text:tab/>-microcontroller Arduino</text:p>
      <text:p text:style-name="P3"><text:tab/>-senzori Lilypad, Vernier, RFID</text:p>
      <text:p text:style-name="P2"><text:span text:style-name="T7"><text:tab/>-PDA cu GPS(</text:span><text:span text:style-name="T9">personal digital assistant</text:span><text:span text:style-name="T7">) sau Telefon Mobil cu GPS (PDA cu tehnologie GSM -</text:span><text:span text:style-name="T9">Global <text:tab/>System for Mobile communications- </text:span><text:span text:style-name="T7">încorporat</text:span><text:span text:style-name="T6">ă</text:span><text:span text:style-name="T7">)</text:span></text:p>
      <text:p text:style-name="P3"><text:tab/>-server</text:p>
      <text:p text:style-name="P3">2. Software </text:p>
      <text:p text:style-name="P2"><text:span text:style-name="T7"><text:tab/>-aplica</text:span><text:span text:style-name="T6">ț</text:span><text:span text:style-name="T7">ia software va fi o aplica</text:span><text:span text:style-name="T6">ț</text:span><text:span text:style-name="T7">ie distribuit</text:span><text:span text:style-name="T6">ă</text:span><text:span text:style-name="T7">, care se va împ</text:span><text:span text:style-name="T6">ă</text:span><text:span text:style-name="T7">r</text:span><text:span text:style-name="T6">ț</text:span><text:span text:style-name="T7">i pe hardware-ul prezentat mai sus cu excep</text:span><text:span text:style-name="T6">ț</text:span><text:span text:style-name="T7">ia senzorilor.</text:span></text:p>
      <text:p text:style-name="P2"><text:span text:style-name="T7">Aplica</text:span><text:span text:style-name="T6">ț</text:span><text:span text:style-name="T7">ia software va utiliza urm</text:span><text:span text:style-name="T6">ă</text:span><text:span text:style-name="T7">toarele limbaje de programare </text:span><text:span text:style-name="T6">ș</text:span><text:span text:style-name="T7">i tehnologii: Java, C, C++, XML, GPS, Bluetooth, GSM, MMS.</text:span></text:p>
      <text:p text:style-name="P2">Aplicația trebuie să se desfășoare astfel:</text:p>
      <text:p text:style-name="P2"/>
      <text:p text:style-name="P2">Microcontrollerul va prelua date de la senzori, le va trimite PDA-ului, PDA-ul va stoca datele pentru un anumit interval de timp și va afișa grafice pentru interpretarea datelor, iar după acestă fază, datele, vor fi trimise unui server.</text:p>
      <text:p text:style-name="P2"/>
      <text:p text:style-name="P2">-Senzorii vor fi atașați pe corpul unuei persoane și vor trimite date către microcontrollerul Arduino.</text:p>
      <text:p text:style-name="P2">-Microcontrollerul Arduino trebuie programat în așa fel incât va prelua datele de la senzori și le va trasnsmite PDA-ului prin bluetooth. Trebuie dezvoltat un program embedded pentru microcontroller în așa fel încât acesta să poată prelua datele și să le trimită PDA-ului într-o formă cât mai inteligibilă. </text:p>
      <text:p text:style-name="P2">-Programul resident pe PDA va trebui să aibă o interfață cât mai prietenoasă cu utilizatorul, să afișeze elemente grafice de tip ”grafic”. Aceste grafice folosesc ca și date de intrare, date primite de la microcontroller, iar ca și date de ieșire va trebui să ”deseneze” grafice care vor fi înțelese mult mai ușor de către utilizator. Datele primite de PDA trebuie convertite sau interpretate. PDA-ul trebuie să stocheze datele pentru un anumit interval de timp, deci vom avea nevoie de o bază de date și să le trimită prin intermediul MMS-ului unui server.</text:p>
      <text:p text:style-name="P2"/>
      <text:p text:style-name="P2"/>
      <text:p text:style-name="P4">Limabaje <text:span text:style-name="T3">ș</text:span>i tehnologii utilizate Java, Xml, GPS, GSM, Bluetooth</text:p>
      <text:p text:style-name="P4"><text:soft-page-break/>1.Descriere general<text:span text:style-name="T3">ă</text:span></text:p>
      <text:p text:style-name="P4">Scopul lucr<text:span text:style-name="T3">ă</text:span>rii de dizerta<text:span text:style-name="T3">ț</text:span>ie este de a recunoa<text:span text:style-name="T3">ș</text:span>te comportamentul corpului uman în diverse ipostaze prin preluarea de date de la senzori ata<text:span text:style-name="T3">ș</text:span>a<text:span text:style-name="T3">ț</text:span>i pe corp.</text:p>
      <text:p text:style-name="P4">Senzorii disponibili sunt urmatorii:</text:p>
      <text:p text:style-name="P4">-senzori Liliypad (temperatura, lumina, accelera<text:span text:style-name="T3">ț</text:span>ie)</text:p>
      <text:p text:style-name="P4">-senzori GPS (pentru aflarea pozi<text:span text:style-name="T3">ț</text:span>iei)</text:p>
      <text:p text:style-name="P4">2.Planul Lucr<text:span text:style-name="T3">ă</text:span>rii</text:p>
      <text:p text:style-name="P4">Se va lucra cu senzorii de tip Lilliypad, GPS, iar un microcontroller (de tip Arduino) va prelua datele de la senzori <text:span text:style-name="T3">ș</text:span>i le va trimite la un device mobil prin bluetooth sau fir, iat acest device mobil va achizi<text:span text:style-name="T3">ț</text:span>iona datele, le va stoca intr-un fi<text:span text:style-name="T3">ș</text:span>ier <text:span text:style-name="T3">ș</text:span>i le va trimite prin SMS sau MMS unui server (în cazul de nostru server medical).</text:p>
      <text:p text:style-name="P4">Probleme:</text:p>
      <text:p text:style-name="P4">Trebuie programat microcontrollerul in asa fel sa poata prelua dete de la senzori si sa le trimita la deviceul mobil.</text:p>
      <text:p text:style-name="P4">Trebuie construit un program care va face conversia datelor preluate pentru a fi interpretate si afișate intr-un grafic, folosirea tehnologiilor Bluetooth, SMS, MMS si construirea unui sofware pe un sistem de operare pentru deviceuri mobile.</text:p>
      <text:p text:style-name="P4">Se va realiza o aplica<text:span text:style-name="T3">ț</text:span>ie complex<text:span text:style-name="T3">ă</text:span> care va trebui sa realizeze transportul datelor achizi<text:span text:style-name="T3">ț</text:span>ionate de la senzori c<text:span text:style-name="T3">ă</text:span>tre server.</text:p>
      <text:p text:style-name="P4">Prima parte a aplica<text:span text:style-name="T3">ț</text:span>iei trebuie s<text:span text:style-name="T3">ă</text:span> se afle în microcontroller <text:span text:style-name="T3">ș</text:span>i s<text:span text:style-name="T3">ă</text:span> poat<text:span text:style-name="T3">ă</text:span> porelua date de la senzori <text:span text:style-name="T3">ș</text:span>i să le transmit<text:span text:style-name="T3">ă</text:span>(bluetooth sau fir) la deviceul mobil, a doua parte a aplica<text:span text:style-name="T3">?</text:span>iei tre buie s<text:span text:style-name="T3">ă</text:span> se afle pe deviceul mobil <text:span text:style-name="T3">ș</text:span>i s<text:span text:style-name="T3">ă</text:span> poat<text:span text:style-name="T3">ă</text:span> stoca <text:span text:style-name="T3">ș</text:span>i interpreta datele primite pentru a putea afi<text:span text:style-name="T3">ș</text:span>a pe deviceul mobil anumite caracteristici ale corpului uman, dup<text:span text:style-name="T3">ă</text:span> care va trebui s<text:span text:style-name="T3">ă</text:span> poat<text:span text:style-name="T3">ă</text:span> trimit<text:span text:style-name="T3">ă</text:span> datele(GSM, SMS, MMS) la server.</text:p>
      <text:p text:style-name="P4">4.Rezolvare</text:p>
      <text:p text:style-name="P4">Microcontroller-ul Arduino va transmite utilizând un modul Bluetooth sau prin fir datele achizitionate c<text:span text:style-name="T3">ă</text:span>tre un PDA sau telefon mobil. La nivelul dispositivului mobil se vor putea vizualiza datele <text:s/>sub forma unor grafice. Transmiterea se va face utilizand MMS-uri sau SMS-uri. Datele transmise de c<text:span text:style-name="T3">ă</text:span>tre dispositivul mobil vor fi împachetate sub forma unui MMS sau SMS, <text:span text:style-name="T3">ș</text:span>i transmise <text:s/>la un server, care va „despacheta” aceste date pentru a le stoca în cadrul unei baze de date.</text:p>
      <text:p text:style-name="P4">Scopul în prima etap<text:span text:style-name="T3">ă</text:span> este de a colecta date care descriu comportamentul uman de-a lungul intregii zile pentru o mai lung<text:span text:style-name="T3">ă</text:span> perioad<text:span text:style-name="T3">ă</text:span> de timp.</text:p>
      <text:p text:style-name="P4">Senzorul de tip GPS <text:span text:style-name="T3">ș</text:span>i accelerometrul vor oferi suficiente date pentru a putea pozi<text:span text:style-name="T3">ț</text:span>iona cu o precizie cât mai bun<text:span text:style-name="T3">ă</text:span> subiectul uman.</text:p>
      <text:p text:style-name="P4"/>
      <text:p text:style-name="P4">Va fi necesar sa se realizeze un program C care s<text:span text:style-name="T3">ă</text:span> citeasc<text:span text:style-name="T3">ă</text:span> datele „emise” de c<text:span text:style-name="T3">ă</text:span>tre senzori. Se va programa microcontroller-ul Lilypad-Arduino cu acest program. Programul va trebui de asemenea s<text:span text:style-name="T3">ă</text:span> fac<text:span text:style-name="T3">ă</text:span> <text:span text:style-name="T3">ș</text:span>i anumite conversii. Aceste conversii sunt necesare pentru a transmite datele într-un format <text:s/>inteligibil. Temperatura va trebui exprimat<text:span text:style-name="T3">ă</text:span> in grade celsius. Acceleratia se va exprima in m/s (metri per secund<text:span text:style-name="T3">ă</text:span>). Coordonatele geografice vor fi exprimate în latitudine <text:span text:style-name="T3">ș</text:span>i longitudine. </text:p>
      <text:p text:style-name="P4">Lumina va fi exprimata in lux-i. Este necesar a<text:span text:style-name="T3">ș</text:span>adar ca la acest nivel s<text:span text:style-name="T3">ă</text:span> se fac<text:span text:style-name="T3">ă</text:span> <text:span text:style-name="T3">ș</text:span>i traducerea datelor într-un format inteligibil. </text:p>
      <text:p text:style-name="P4"/>
      <text:p text:style-name="P4">Programul pentru deviceul mobil va fi dezvoltat pentru a permite transmisia datelor via Bluetooth sau Fir. Datele care vor fi transmise nu vor fi cele recep<text:span text:style-name="T3">ț</text:span>ionate de la senzori, ci cele traduse. </text:p>
      <text:p text:style-name="P4"><text:s text:c="8"/></text:p>
      <text:p text:style-name="P4"><text:s text:c="7"/></text:p>
      <text:p text:style-name="P4"><text:s/></text:p>
      <text:p text:style-name="P4"><text:s/></text:p>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ro" fo:country="RO"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list-style-name="" style:class="text">
      <style:text-properties style:font-name="Times New Roman" fo:font-size="24pt" fo:font-weight="bold" style:font-size-asian="24pt" style:font-weight-asian="bold"/>
    </style:style>
    <style:style style:name="Footer" style:family="paragraph" style:parent-style-name="Standard" style:class="extra">
      <style:paragraph-properties text:number-lines="false" text:line-number="0">
        <style:tab-stops>
          <style:tab-stop style:position="3.7445in" style:type="center"/>
          <style:tab-stop style:position="7.4898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bsatz-Standardschriftar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02in" fo:margin-bottom="0.3902in" fo:margin-left="0.3902in" fo:margin-right="0.3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1" style:print-orientation="portrait" fo:margin-top="0.3902in" fo:margin-bottom="0.7902in" fo:margin-left="0.3902in" fo:margin-right="0.3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syhoidz psy</meta:initial-creator>
    <meta:creation-date>2011-01-25T17:58:57</meta:creation-date>
    <meta:editing-duration>PT578H55M18S</meta:editing-duration>
    <meta:generator>OpenOffice.org/3.2$Win32 OpenOffice.org_project/320m18$Build-9502</meta:generator>
    <dc:date>2011-01-27T16:10:41.74</dc:date>
    <dc:creator>psyhoidz psy</dc:creator>
    <meta:editing-cycles>6</meta:editing-cycles>
    <meta:document-statistic meta:table-count="0" meta:image-count="0" meta:object-count="0" meta:page-count="2" meta:paragraph-count="49" meta:word-count="1022" meta:character-count="6562"/>
  </office:meta>
</office:document-meta>
</file>